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.5cm" svg:height="2.5cm" svg:x="15.4cm" svg:y="4cm">
          <text:p text:style-name="P1">Mise en </text:p>
          <text:p text:style-name="P1">char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4" draw:layer="layout" svg:width="4.5cm" svg:height="2.5cm" svg:x="14.2cm" svg:y="7.5cm">
          <text:p text:style-name="P1">Tests de <text:line-break/>valid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6" draw:layer="layout" svg:width="4.5cm" svg:height="2.5cm" svg:x="13cm" svg:y="11cm">
          <text:p text:style-name="P1">Tests <text:line-break/>d'intégr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8" draw:layer="layout" svg:width="4.5cm" svg:height="2.5cm" svg:x="11.8cm" svg:y="14.5cm">
          <text:p text:style-name="P1">Tests <text:line-break/>unitair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7" draw:layer="layout" svg:width="4.4cm" svg:height="2.5cm" svg:x="4.6cm" svg:y="14.5cm">
          <text:p text:style-name="P1">Conception</text:p>
          <text:p text:style-name="P1">détaillée</text:p>
          <draw:enhanced-geometry svg:viewBox="0 0 21600 21600" draw:glue-points="12960 0 10800 0 2160 10800 8600 21600 10800 21600 19400 10800" draw:text-areas="4230 0 17370 21600" draw:mirror-horizontal="true" draw:type="flowchart-data" draw:enhanced-path="M 4230 0 L 21600 0 17370 21600 0 21600 4230 0 Z N"/>
        </draw:custom-shape>
        <draw:custom-shape draw:style-name="gr1" draw:text-style-name="P2" draw:id="id5" draw:layer="layout" svg:width="4.4cm" svg:height="2.5cm" svg:x="3.4cm" svg:y="11cm">
          <text:p text:style-name="P1"><text:span text:style-name="T1">Conception</text:span></text:p>
          <text:p text:style-name="P1"><text:span text:style-name="T1">générale</text:span></text:p>
          <draw:enhanced-geometry svg:viewBox="0 0 21600 21600" draw:glue-points="12960 0 10800 0 2160 10800 8600 21600 10800 21600 19400 10800" draw:text-areas="4230 0 17370 21600" draw:mirror-horizontal="true" draw:type="flowchart-data" draw:enhanced-path="M 4230 0 L 21600 0 17370 21600 0 21600 4230 0 Z N"/>
        </draw:custom-shape>
        <draw:custom-shape draw:style-name="gr1" draw:text-style-name="P2" draw:id="id3" draw:layer="layout" svg:width="4.4cm" svg:height="2.5cm" svg:x="2.3cm" svg:y="7.5cm">
          <text:p text:style-name="P1"><text:span text:style-name="T1">Spécification</text:span></text:p>
          <draw:enhanced-geometry svg:viewBox="0 0 21600 21600" draw:glue-points="12960 0 10800 0 2160 10800 8600 21600 10800 21600 19400 10800" draw:text-areas="4230 0 17370 21600" draw:mirror-horizontal="true" draw:type="flowchart-data" draw:enhanced-path="M 4230 0 L 21600 0 17370 21600 0 21600 4230 0 Z N"/>
        </draw:custom-shape>
        <draw:custom-shape draw:style-name="gr1" draw:text-style-name="P2" draw:id="id1" draw:layer="layout" svg:width="4.4cm" svg:height="2.5cm" svg:x="1.2cm" svg:y="4cm">
          <text:p text:style-name="P2"><text:span text:style-name="T1">Etude </text:span></text:p>
          <text:p text:style-name="P2"><text:span text:style-name="T1">D'opportunité</text:span></text:p>
          <draw:enhanced-geometry svg:viewBox="0 0 21600 21600" draw:glue-points="12960 0 10800 0 2160 10800 8600 21600 10800 21600 19400 10800" draw:text-areas="4230 0 17370 21600" draw:mirror-horizontal="true" draw:type="flowchart-data" draw:enhanced-path="M 4230 0 L 21600 0 17370 21600 0 21600 4230 0 Z N"/>
        </draw:custom-shape>
        <draw:custom-shape draw:style-name="gr1" draw:text-style-name="P1" draw:layer="layout" svg:width="8.7cm" svg:height="3cm" svg:x="6.2cm" svg:y="18.5cm">
          <text:p text:style-name="P1">Codage des module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2" draw:text-style-name="P1" draw:layer="layout" svg:x1="3.5cm" svg:y1="6.5cm" svg:x2="4cm" svg:y2="7.5cm">
          <text:p/>
        </draw:line>
        <draw:line draw:style-name="gr2" draw:text-style-name="P1" draw:layer="layout" svg:x1="4.5cm" svg:y1="10cm" svg:x2="5cm" svg:y2="11cm">
          <text:p/>
        </draw:line>
        <draw:line draw:style-name="gr2" draw:text-style-name="P1" draw:layer="layout" svg:x1="5.5cm" svg:y1="13.5cm" svg:x2="6cm" svg:y2="14.5cm">
          <text:p/>
        </draw:line>
        <draw:line draw:style-name="gr2" draw:text-style-name="P1" draw:layer="layout" svg:x1="6.5cm" svg:y1="17cm" svg:x2="7.5cm" svg:y2="18.5cm">
          <text:p/>
        </draw:line>
        <draw:line draw:style-name="gr2" draw:text-style-name="P1" draw:layer="layout" svg:x1="13.5cm" svg:y1="18.5cm" svg:x2="14cm" svg:y2="17cm">
          <text:p/>
        </draw:line>
        <draw:line draw:style-name="gr2" draw:text-style-name="P1" draw:layer="layout" svg:x1="14.5cm" svg:y1="14.5cm" svg:x2="15cm" svg:y2="13.5cm">
          <text:p/>
        </draw:line>
        <draw:line draw:style-name="gr2" draw:text-style-name="P1" draw:layer="layout" svg:x1="16cm" svg:y1="11cm" svg:x2="16.5cm" svg:y2="10cm">
          <text:p/>
        </draw:line>
        <draw:line draw:style-name="gr2" draw:text-style-name="P1" draw:layer="layout" svg:x1="17.5cm" svg:y1="7.5cm" svg:x2="18cm" svg:y2="6.5cm">
          <text:p/>
        </draw:line>
        <draw:frame draw:style-name="gr3" draw:layer="layout" svg:width="6.098cm" svg:height="0.962cm" svg:x="0.9cm" svg:y="2.3cm">
          <draw:text-box>
            <text:p>Branche conception</text:p>
          </draw:text-box>
        </draw:frame>
        <draw:frame draw:style-name="gr3" draw:layer="layout" svg:width="5.921cm" svg:height="0.962cm" svg:x="14.079cm" svg:y="2.038cm">
          <draw:text-box>
            <text:p>Branche réalisation</text:p>
          </draw:text-box>
        </draw:frame>
        <draw:line draw:style-name="gr2" draw:text-style-name="P1" draw:layer="layout" svg:x1="4.5cm" svg:y1="7.5cm" svg:x2="4cm" svg:y2="6.5cm">
          <text:p/>
        </draw:line>
        <draw:line draw:style-name="gr2" draw:text-style-name="P1" draw:layer="layout" svg:x1="5.6cm" svg:y1="11cm" svg:x2="5.1cm" svg:y2="10cm">
          <text:p/>
        </draw:line>
        <draw:line draw:style-name="gr2" draw:text-style-name="P1" draw:layer="layout" svg:x1="6.7cm" svg:y1="14.5cm" svg:x2="6.2cm" svg:y2="13.5cm">
          <text:p/>
        </draw:line>
        <draw:line draw:style-name="gr2" draw:text-style-name="P1" draw:layer="layout" svg:x1="8.5cm" svg:y1="18.5cm" svg:x2="7.5cm" svg:y2="17cm">
          <text:p/>
        </draw:line>
        <draw:connector draw:style-name="gr4" draw:text-style-name="P1" draw:layer="layout" svg:x1="5.161cm" svg:y1="5.25cm" svg:x2="15.85cm" svg:y2="5.25cm" draw:start-shape="id1" draw:start-glue-point="6" draw:end-shape="id2" draw:end-glue-point="6" svg:d="m5161 5250h10689">
          <text:p/>
        </draw:connector>
        <draw:connector draw:style-name="gr4" draw:text-style-name="P1" draw:layer="layout" svg:x1="6.261cm" svg:y1="8.75cm" svg:x2="14.65cm" svg:y2="8.75cm" draw:start-shape="id3" draw:start-glue-point="6" draw:end-shape="id4" draw:end-glue-point="6" svg:d="m6261 8750h8389">
          <text:p/>
        </draw:connector>
        <draw:connector draw:style-name="gr4" draw:text-style-name="P1" draw:layer="layout" svg:x1="7.361cm" svg:y1="12.25cm" svg:x2="13.45cm" svg:y2="12.25cm" draw:start-shape="id5" draw:start-glue-point="6" draw:end-shape="id6" draw:end-glue-point="6" svg:d="m7361 12250h6089">
          <text:p/>
        </draw:connector>
        <draw:connector draw:style-name="gr4" draw:text-style-name="P1" draw:layer="layout" svg:x1="8.561cm" svg:y1="15.75cm" svg:x2="12.25cm" svg:y2="15.75cm" draw:start-shape="id7" draw:start-glue-point="6" draw:end-shape="id8" draw:end-glue-point="6" svg:d="m8561 15750h3689">
          <text:p/>
        </draw:connector>
        <draw:frame draw:style-name="gr3" draw:text-style-name="P3" draw:layer="layout" svg:width="3.673cm" svg:height="0.924cm" svg:x="8.1cm" svg:y="4.238cm">
          <draw:text-box>
            <text:p text:style-name="P3"><text:span text:style-name="T2">Plan de test</text:span></text:p>
          </draw:text-box>
        </draw:frame>
        <draw:frame draw:style-name="gr3" draw:text-style-name="P4" draw:layer="layout" svg:width="3.482cm" svg:height="0.878cm" svg:x="8.101cm" svg:y="7.838cm">
          <draw:text-box>
            <text:p text:style-name="P4"><text:span text:style-name="T3">Plan de test</text:span></text:p>
          </draw:text-box>
        </draw:frame>
        <draw:frame draw:style-name="gr3" draw:text-style-name="P5" draw:layer="layout" svg:width="3.313cm" svg:height="0.839cm" svg:x="8.102cm" svg:y="11.338cm">
          <draw:text-box>
            <text:p text:style-name="P5"><text:span text:style-name="T1">Plan de test</text:span></text:p>
          </draw:text-box>
        </draw:frame>
        <draw:frame draw:style-name="gr3" draw:text-style-name="P6" draw:layer="layout" svg:width="3.127cm" svg:height="0.806cm" svg:x="8.703cm" svg:y="14.838cm">
          <draw:text-box>
            <text:p text:style-name="P6"><text:span text:style-name="T4">Plan de 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afik </meta:initial-creator>
    <meta:creation-date>2011-02-16T01:10:12</meta:creation-date>
    <dc:date>2011-02-16T02:58:09</dc:date>
    <dc:creator>Chafik </dc:creator>
    <meta:editing-duration>PT01H32M16S</meta:editing-duration>
    <meta:editing-cycles>7</meta:editing-cycles>
    <meta:generator>OpenOffice.org/3.2$Unix OpenOffice.org_project/320m19$Build-9505</meta:generator>
    <meta:document-statistic meta:object-count="31"/>
  </office:meta>
</office:document-meta>
</file>